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:</text:span> Modélisation et Simulation de réseaux</text:p>
      <text:p text:style-name="Standard"/>
      <text:p text:style-name="Standard"><text:span text:style-name="T1">Membres:</text:span> FAKOREDE Samir</text:p>
      <text:p text:style-name="Standard"><text:s text:c="17"/>ESCUDERO Thomas</text:p>
      <text:p text:style-name="Standard"><text:s text:c="17"/>TEISSEDRE Mathieu</text:p>
      <text:p text:style-name="Standard"><text:s text:c="17"/>CISS Ignace</text:p>
      <text:p text:style-name="Standard"><text:s text:c="17"/>BOUSQUIE Valentin</text:p>
      <text:p text:style-name="Standard"/>
      <text:p text:style-name="Standard"><text:span text:style-name="T1">User story 1 :</text:span></text:p>
      <text:p text:style-name="Standard"><text:tab/>En tant qu’étudiant, je souhaite modéliser des réseaux afin d’apprendre à configurer un réseau local.</text:p>
      <text:p text:style-name="Standard"><text:tab/>En tant qu’étudiant, je souhaite simuler un réseau afin de comprendre le passage des différents paquets.</text:p>
      <text:p text:style-name="Standard"><text:tab/>En tant qu’étudiant, je souhaite exporter mon réseau afin de récupérer les éléments de configuration du réseau.</text:p>
      <text:p text:style-name="Standard"><text:tab/>En tant qu’étudiant, je souhaite pouvoir imprimer l’aspect de mon réseau afin de le faire valider par mon professeur.</text:p>
      <text:p text:style-name="Standard"><text:tab/>En tant qu’amateur, je souhaite m’initier à la mise en place de réseaux sans fils afin de compléter mes connaissances.</text:p>
      <text:p text:style-name="Standard"/>
      <text:p text:style-name="Standard"><text:span text:style-name="T1">User story 2 :</text:span></text:p>
      <text:p text:style-name="Standard"><text:tab/>En tant que professeur, je souhaite un outil pour modéliser plusieurs types de réseau afin d'illustrer mes cours.</text:p>
      <text:p text:style-name="Standard"><text:s text:c="12"/>En tant que professeur, une interface graphique simple et épurée me permettra également d’effectuer des démonstrations lors des TD et TP.</text:p>
      <text:p text:style-name="Standard"/>
      <text:p text:style-name="Standard"><text:span text:style-name="T1">User story 3 :</text:span></text:p>
      <text:p text:style-name="Standard"><text:tab/>En tant qu’utilisateur régulier, <text:s/>je souhaite effectuer une pré configuration des équipements terminaux et actifs afin de faciliter et de fiabiliser le passage en production.</text:p>
      <text:p text:style-name="P1">En tant qu’utilisateur régulier, je cherche un outil innovant pour optimiser la performance de mes réseaux locaux et équipements reliés par des câbles ethernet que je mets en place.</text:p>
      <text:p text:style-name="Standard"><text:tab/><text:tab/></text:p>
      <text:p text:style-name="Standard"/>
      <text:p text:style-name="Standard">Types d’utilisateurs potentiels: prof, technicien/admin réseau, toute personne désirant acquérir des connaissances en réseau (étudiant, autodidacte, technophile, amateu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227" meta:character-count="1585" meta:non-whitespace-character-count="1287"/>
    <meta:generator>LibreOfficeDev/6.0.5.2$Linux_X86_64 LibreOffice_project/</meta:generator>
  </office:meta>
</office:document-meta>
</file>